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6">
      <style:paragraph-properties fo:line-height="150%"/>
      <style:text-properties fo:font-variant="normal" fo:text-transform="none" fo:color="#000000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2" style:family="paragraph" style:parent-style-name="Heading_20_6">
      <style:paragraph-properties fo:line-height="150%"/>
      <style:text-properties fo:font-variant="normal" fo:text-transform="none" fo:color="#000000" style:font-name="Liberation Serif" fo:font-size="11pt" fo:letter-spacing="normal" fo:font-style="normal" fo:font-weight="bold" officeooo:paragraph-rsid="001f6578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officeooo:paragraph-rsid="001f6578"/>
    </style:style>
    <style:style style:name="P5" style:family="paragraph" style:parent-style-name="Text_20_body">
      <style:paragraph-properties fo:line-height="150%"/>
      <style:text-properties officeooo:paragraph-rsid="001c4703"/>
    </style:style>
    <style:style style:name="P6" style:family="paragraph" style:parent-style-name="Text_20_body">
      <style:paragraph-properties fo:line-height="150%"/>
      <style:text-properties officeooo:paragraph-rsid="001cd0a3"/>
    </style:style>
    <style:style style:name="P7" style:family="paragraph" style:parent-style-name="Text_20_body">
      <style:paragraph-properties fo:line-height="150%"/>
      <style:text-properties officeooo:paragraph-rsid="0020f1f1"/>
    </style:style>
    <style:style style:name="P8" style:family="paragraph" style:parent-style-name="Text_20_body">
      <style:paragraph-properties fo:line-height="150%"/>
      <style:text-properties officeooo:paragraph-rsid="00214307"/>
    </style:style>
    <style:style style:name="P9" style:family="paragraph" style:parent-style-name="Text_20_body">
      <style:paragraph-properties fo:line-height="150%"/>
      <style:text-properties fo:color="#000000" style:font-name="Liberation Serif" fo:font-size="11pt" fo:font-weight="bold" officeooo:paragraph-rsid="001f6578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line-height="150%"/>
      <style:text-properties fo:color="#000000" style:font-name="Liberation Serif" fo:font-size="11pt" fo:font-weight="bold" officeooo:paragraph-rsid="0020f1f1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line-height="150%"/>
      <style:text-properties fo:color="#000000" style:font-name="Liberation Serif" fo:font-size="11pt" fo:font-weight="bold" officeooo:rsid="001c4703" officeooo:paragraph-rsid="001c4703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150%"/>
      <style:text-properties fo:color="#000000" style:font-name="Liberation Serif" fo:font-size="11pt" fo:font-weight="bold" officeooo:rsid="001f6578" officeooo:paragraph-rsid="001f6578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line-height="150%"/>
      <style:text-properties fo:color="#000000" style:font-name="Liberation Serif" fo:font-size="11pt" fo:font-weight="bold" officeooo:rsid="001cd0a3" officeooo:paragraph-rsid="00214307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50%"/>
      <style:text-properties fo:color="#000000" style:font-name="Liberation Serif" fo:font-size="11pt" fo:font-weight="bold" officeooo:rsid="002ac3b8" officeooo:paragraph-rsid="002ac3b8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1c4703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/>
      <style:text-properties fo:font-weight="bold" officeooo:rsid="001cd0a3" officeooo:paragraph-rsid="001cd0a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cd0a3" officeooo:paragraph-rsid="00233b6c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rsid="001cd0a3" officeooo:paragraph-rsid="00252ee6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rsid="001cd0a3" officeooo:paragraph-rsid="0028ee58" style:font-weight-asian="bold" style:font-weight-complex="bold"/>
    </style:style>
    <style:style style:name="P22" style:family="paragraph" style:parent-style-name="Standard">
      <style:paragraph-properties fo:line-height="150%"/>
      <style:text-properties fo:color="#000000" style:font-name="Liberation Serif" fo:font-size="11pt" fo:font-weight="bold" officeooo:rsid="001cd0a3" officeooo:paragraph-rsid="001cd0a3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font-name="Liberation Serif" fo:font-size="11pt" fo:letter-spacing="normal" fo:font-style="normal" fo:font-weight="bold" officeooo:paragraph-rsid="001f6578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line-height="150%"/>
      <style:text-properties fo:color="#009900" style:font-name="DejaVu Sans Light" fo:font-size="11pt" fo:font-weight="bold" officeooo:paragraph-rsid="001f6578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Liberation Serif" fo:font-size="11pt" fo:letter-spacing="normal" fo:font-style="normal" fo:font-weight="bold" officeooo:rsid="001f6578" style:font-size-asian="11pt" style:font-weight-asian="bold" style:font-size-complex="11pt" style:font-weight-complex="bold" loext:padding="0cm" loext:border="none"/>
    </style:style>
    <style:style style:name="T2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3" style:family="text">
      <style:text-properties fo:font-variant="normal" fo:text-transform="none" fo:color="#000000" style:font-name="Liberation Serif" fo:font-size="11pt" fo:letter-spacing="normal" fo:font-style="normal" fo:font-weight="bold" officeooo:rsid="001c4703" style:font-size-asian="11pt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bold" officeooo:rsid="001cd0a3" style:font-size-asian="11pt" style:font-weight-asian="bold" style:font-size-complex="11pt" style:font-weight-complex="bold" loext:padding="0cm" loext:border="none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bold" officeooo:rsid="00233b6c" style:font-size-asian="11pt" style:font-weight-asian="bold" style:font-size-complex="11pt" style:font-weight-complex="bold" loext:padding="0cm" loext:border="none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bold" officeooo:rsid="00252ee6" style:font-size-asian="11pt" style:font-weight-asian="bold" style:font-size-complex="11pt" style:font-weight-complex="bold" loext:padding="0cm" loext:border="none"/>
    </style:style>
    <style:style style:name="T7" style:family="text">
      <style:text-properties fo:font-variant="normal" fo:text-transform="none" fo:color="#000000" style:font-name="Liberation Serif" fo:font-size="11pt" fo:letter-spacing="normal" fo:font-style="normal" fo:font-weight="bold" officeooo:rsid="002707c5" style:font-size-asian="11pt" style:font-weight-asian="bold" style:font-size-complex="11pt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1pt" fo:letter-spacing="normal" fo:font-style="normal" fo:font-weight="bold" officeooo:rsid="00276de3" style:font-size-asian="11pt" style:font-weight-asian="bold" style:font-size-complex="11pt" style:font-weight-complex="bold" loext:padding="0cm" loext:border="none"/>
    </style:style>
    <style:style style:name="T9" style:family="text">
      <style:text-properties fo:font-variant="normal" fo:text-transform="none" fo:color="#000000" style:font-name="Liberation Serif" fo:font-size="11pt" fo:letter-spacing="normal" fo:font-style="normal" fo:font-weight="bold" officeooo:rsid="0028ee58" style:font-size-asian="11pt" style:font-weight-asian="bold" style:font-size-complex="11pt" style:font-weight-complex="bold" loext:padding="0cm" loext:border="none"/>
    </style:style>
    <style:style style:name="T10" style:family="text">
      <style:text-properties fo:font-variant="normal" fo:text-transform="none" fo:color="#000000" style:font-name="Liberation Serif" fo:font-size="11pt" fo:letter-spacing="normal" fo:font-style="normal" fo:font-weight="bold" officeooo:rsid="002ac3b8" style:font-size-asian="11pt" style:font-weight-asian="bold" style:font-size-complex="11pt" style:font-weight-complex="bold" loext:padding="0cm" loext:border="none"/>
    </style:style>
    <style:style style:name="T11" style:family="text">
      <style:text-properties fo:font-variant="normal" fo:text-transform="none" fo:color="#000000" style:font-name="Liberation Serif" fo:font-size="11pt" fo:letter-spacing="normal" fo:font-weight="bold" officeooo:rsid="001f6578" style:font-size-asian="11pt" style:font-weight-asian="bold" style:font-size-complex="11pt" style:font-weight-complex="bold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officeooo:rsid="001f6578"/>
    </style:style>
    <style:style style:name="T14" style:family="text"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style:font-name="Liberation Serif" fo:font-size="11pt" fo:font-weight="bold" officeooo:rsid="001f6578" style:font-size-asian="11pt" style:font-weight-asian="bold" style:font-size-complex="11pt" style:font-weight-complex="bold"/>
    </style:style>
    <style:style style:name="T16" style:family="text">
      <style:text-properties fo:color="#000000" style:font-name="Liberation Serif" fo:font-size="11pt" fo:font-weight="bold" officeooo:rsid="002ac3b8" style:font-size-asian="11pt" style:font-weight-asian="bold" style:font-size-complex="11pt" style:font-weight-complex="bold"/>
    </style:style>
    <style:style style:name="T17" style:family="text">
      <style:text-properties officeooo:rsid="002ac3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<text:span text:style-name="T13">1. </text:span>What <text:span text:style-name="T17">are</text:span> <text:span text:style-name="T17">Open Source softwares</text:span>.</text:h>
      <text:p text:style-name="P24"/>
      <text:p text:style-name="P9"/>
      <text:p text:style-name="P9"><text:span text:style-name="T13">2. What is bash shell</text:span><text:span text:style-name="T12">?</text:span></text:p>
      <text:p text:style-name="P23"/>
      <text:p text:style-name="P23"/>
      <text:h text:style-name="P1" text:outline-level="6"><text:span text:style-name="T13">3. </text:span>Syntax of any Linux command is:</text:h>
      <text:p text:style-name="P17"/>
      <text:p text:style-name="P17"/>
      <text:p text:style-name="P15"><text:span text:style-name="Strong_20_Emphasis"><text:span text:style-name="T1">4. </text:span></text:span><text:span text:style-name="Strong_20_Emphasis"><text:span text:style-name="T10">Diffrence between RAM and</text:span></text:span><text:span text:style-name="Strong_20_Emphasis"><text:span text:style-name="T2"> swap </text:span></text:span><text:span text:style-name="Strong_20_Emphasis"><text:span text:style-name="T10">memory</text:span></text:span><text:span text:style-name="Strong_20_Emphasis"><text:span text:style-name="T2">?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7"><text:span text:style-name="Strong_20_Emphasis"><text:span text:style-name="T1">5. </text:span></text:span><text:span text:style-name="Strong_20_Emphasis"><text:span text:style-name="T10">Command to create soft link</text:span></text:span><text:span text:style-name="Strong_20_Emphasis"><text:span text:style-name="T2">?</text:span></text:span></text:p>
      <text:p text:style-name="P14"/>
      <text:p text:style-name="P10"/>
      <text:p text:style-name="P7"><text:span text:style-name="T15">6. </text:span><text:span text:style-name="Strong_20_Emphasis"><text:span text:style-name="T2">How do you change permissions under Linux?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15"><text:span text:style-name="Strong_20_Emphasis"><text:span text:style-name="T1">7. </text:span></text:span><text:span text:style-name="Strong_20_Emphasis"><text:span text:style-name="T2">How do you </text:span></text:span><text:span text:style-name="Strong_20_Emphasis"><text:span text:style-name="T3">list</text:span></text:span><text:span text:style-name="Strong_20_Emphasis"><text:span text:style-name="T2"> partitions under Linux?</text:span></text:span></text:p>
      <text:p text:style-name="P15"><text:span text:style-name="Strong_20_Emphasis"><text:span text:style-name="T2"/></text:span></text:p>
      <text:p text:style-name="P15"><text:span text:style-name="Strong_20_Emphasis"><text:span text:style-name="T2"/></text:span></text:p>
      <text:p text:style-name="P15"><text:span text:style-name="Strong_20_Emphasis"><text:span text:style-name="T2"/></text:span></text:p>
      <text:p text:style-name="P15"><text:span text:style-name="Strong_20_Emphasis"><text:span text:style-name="T2"/></text:span></text:p>
      <text:p text:style-name="P16"><text:span text:style-name="Strong_20_Emphasis"><text:span text:style-name="T1">8. </text:span></text:span><text:span text:style-name="Strong_20_Emphasis"><text:span text:style-name="T3">How do you list mount points in linux?</text:span></text:span></text:p>
      <text:p text:style-name="P16"><text:span text:style-name="Strong_20_Emphasis"><text:span text:style-name="T3"/></text:span></text:p>
      <text:p text:style-name="P16"><text:span text:style-name="Strong_20_Emphasis"><text:span text:style-name="T3"/></text:span></text:p>
      <text:p text:style-name="P16"><text:span text:style-name="Strong_20_Emphasis"><text:span text:style-name="T3"/></text:span></text:p>
      <text:p text:style-name="P16"><text:span text:style-name="Strong_20_Emphasis"><text:span text:style-name="T1">9. </text:span></text:span><text:span text:style-name="Strong_20_Emphasis"><text:span text:style-name="T10">How to export enviornmental variables in Linux for user “devops”?</text:span></text:span></text:p>
      <text:p text:style-name="P12"/>
      <text:p text:style-name="P12"/>
      <text:p text:style-name="P4"><text:span text:style-name="T15">10. </text:span><text:span text:style-name="T16">How to check RAM and swap memory size usage in Linux</text:span><text:span text:style-name="Strong_20_Emphasis"><text:span text:style-name="T3">?</text:span></text:span></text:p>
      <text:p text:style-name="P9"><text:soft-page-break/></text:p>
      <text:p text:style-name="P9"/>
      <text:p text:style-name="P4"><text:span text:style-name="T15">11. </text:span><text:span text:style-name="Strong_20_Emphasis"><text:span text:style-name="T3">What is symbol of output redirection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5"><text:span text:style-name="Strong_20_Emphasis"><text:span text:style-name="T1">12. </text:span></text:span><text:span text:style-name="Strong_20_Emphasis"><text:span text:style-name="T3">How do you redirect all the output to a file, including standard errors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11"><text:span text:style-name="T13">13. </text:span>Command to find all the PID’s of httpd process</text:p>
      <text:p text:style-name="P11"/>
      <text:p text:style-name="P11"/>
      <text:p text:style-name="P5"><text:span text:style-name="Strong_20_Emphasis"><text:span text:style-name="T1">14. </text:span></text:span><text:span text:style-name="Strong_20_Emphasis"><text:span text:style-name="T3">Write a command that will look for files with an extension “.xyz” and delete it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1">15. </text:span></text:span><text:span text:style-name="Strong_20_Emphasis"><text:span text:style-name="T3">How to make sure that vsftpd process starts after system starts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1">16. </text:span></text:span><text:span text:style-name="Strong_20_Emphasis"><text:span text:style-name="T3">How to install software with all the dependencies in Ubuntu &amp; centos systems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6"><text:span text:style-name="Strong_20_Emphasis"><text:span text:style-name="T1">17. </text:span></text:span><text:span text:style-name="Strong_20_Emphasis"><text:span text:style-name="T4">What runlevel will start the system in graphical mode?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18. </text:span></text:span><text:span text:style-name="Strong_20_Emphasis"><text:span text:style-name="T4">What is the command to find the current run level?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19. </text:span></text:span><text:span text:style-name="Strong_20_Emphasis"><text:span text:style-name="T4">Write a cronjob entry to run a backup script at 10:30 PM from Monday to Friday?</text:span></text:span></text:p>
      <text:p text:style-name="P6"><text:soft-page-break/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20. </text:span></text:span><text:span text:style-name="Strong_20_Emphasis"><text:span text:style-name="T4">What is the command to find the current load average of the system?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21. </text:span></text:span><text:span text:style-name="Strong_20_Emphasis"><text:span text:style-name="T4">Explain all the fields </text:span></text:span><text:span text:style-name="Strong_20_Emphasis"><text:span text:style-name="T7">for user devops </text:span></text:span><text:span text:style-name="Strong_20_Emphasis"><text:span text:style-name="T4">from /etc/passwd file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devops:x:1002:1002:Lab_User:/home/devops:/bin/bash</text:span></text:span><text:span text:style-name="T14"><text:line-break/></text:span></text:p>
      <text:p text:style-name="P22"/>
      <text:p text:style-name="P22"><text:span text:style-name="T13">23. </text:span>Give <text:s/>example of type 2 and type 1 hypervisor?</text:p>
      <text:p text:style-name="P22"/>
      <text:p text:style-name="P22"/>
      <text:p text:style-name="P22"/>
      <text:p text:style-name="P22"><text:span text:style-name="T13">24. </text:span>Diffrence between DNS and DHCP server?</text:p>
      <text:p text:style-name="P22"/>
      <text:p text:style-name="P22"/>
      <text:p text:style-name="P22"/>
      <text:p text:style-name="P22"><text:span text:style-name="T13">25. </text:span>Default ports for FTP, DNS, Telnet, HTTP &amp; SSH?</text:p>
      <text:p text:style-name="P22"/>
      <text:p text:style-name="P22"/>
      <text:p text:style-name="P22"/>
      <text:p text:style-name="P22"><text:span text:style-name="T13">26. </text:span>Command to install rpm and dpkg package.</text:p>
      <text:p text:style-name="P22"/>
      <text:p text:style-name="P22"/>
      <text:p text:style-name="P22"/>
      <text:p text:style-name="P22"><text:span text:style-name="T13">27. </text:span>Print exit status to last executed command?</text:p>
      <text:p text:style-name="P22"/>
      <text:p text:style-name="P22"/>
      <text:p text:style-name="P22"/>
      <text:p text:style-name="P22"><text:span text:style-name="T13">28. </text:span>What is the command to take input from user while executing the script.</text:p>
      <text:p text:style-name="P22"/>
      <text:p text:style-name="P22"/>
      <text:p text:style-name="P22"/>
      <text:p text:style-name="P22"><text:span text:style-name="T13">29. </text:span>What is vagrant?</text:p>
      <text:p text:style-name="P22"><text:soft-page-break/></text:p>
      <text:p text:style-name="P22"/>
      <text:p text:style-name="P22"/>
      <text:p text:style-name="P22"><text:span text:style-name="T13">30. </text:span>What is the default synced directory for vagrant vm?</text:p>
      <text:p text:style-name="P22"/>
      <text:p text:style-name="P22"/>
      <text:p text:style-name="P22"/>
      <text:p text:style-name="P22"><text:span text:style-name="T13">31. </text:span>How to make your script executable for the owner and the group?</text:p>
      <text:p text:style-name="P22"/>
      <text:p text:style-name="P22"/>
      <text:p text:style-name="P22"/>
      <text:p text:style-name="P22"><text:span text:style-name="T13">32. </text:span>Diffrence between ext2 and ext3 filesystem.</text:p>
      <text:p text:style-name="P22"/>
      <text:p text:style-name="P22"/>
      <text:p text:style-name="P22"/>
      <text:p text:style-name="P8"><text:span text:style-name="Strong_20_Emphasis"><text:span text:style-name="T1">33. </text:span></text:span><text:span text:style-name="Strong_20_Emphasis"><text:span text:style-name="T4">How to check the ip address of </text:span></text:span><text:span text:style-name="Strong_20_Emphasis"><text:span text:style-name="T8">your system</text:span></text:span><text:span text:style-name="Strong_20_Emphasis"><text:span text:style-name="T4"> ?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pan text:style-name="Strong_20_Emphasis"><text:span text:style-name="T11">34. </text:span></text:span><text:span text:style-name="Strong_20_Emphasis"><text:span text:style-name="T4">How To change the password of user from the Command Line ?</text:span></text:span></text:p>
      <text:p text:style-name="P13"/>
      <text:p text:style-name="P22"/>
      <text:p text:style-name="P18"><text:span text:style-name="Strong_20_Emphasis"><text:span text:style-name="T1">35. </text:span></text:span><text:span text:style-name="Strong_20_Emphasis"><text:span text:style-name="T2">What is name of first process in linux <text:s/>and its PID?</text:span></text:span></text:p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19"><text:span text:style-name="Strong_20_Emphasis"><text:span text:style-name="T5">36. Command to check all the running processes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37. Find a user root info from /etc/passwd file and display two lines after that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38. Search content elephant and replace it with rhino from a file named animals.txt.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oft-page-break/><text:span text:style-name="Strong_20_Emphasis"><text:span text:style-name="T5"/></text:span></text:p>
      <text:p text:style-name="P19"><text:span text:style-name="Strong_20_Emphasis"><text:span text:style-name="T5">39. Command to add user to the group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40. How many IP addresses are available to use from CIDR block /24 and /16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41. What is first and last usable ip address for network ranges 172.16.1.0/24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42. What is the purpose of /etc/hosts file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>43. How to restart ssh service in centos and ubuntu OS?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19"><text:span text:style-name="Strong_20_Emphasis"><text:span text:style-name="T5"/></text:span></text:p>
      <text:p text:style-name="P20"><text:span text:style-name="Strong_20_Emphasis"><text:span text:style-name="T6">44. How to reboot linux machine with init command?</text:span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pan text:style-name="Strong_20_Emphasis"><text:span text:style-name="T6">45. Command to copy file /tmp/logs_backup.zip from local system to a remote server which has ipaddress 192.168.2.84 at /home/vagrant/ location?</text:span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pan text:style-name="Strong_20_Emphasis"><text:span text:style-name="T6">46. sudo -i command is used for what purpose?</text:span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pan text:style-name="Strong_20_Emphasis"><text:span text:style-name="T6">47. Command to zip and compress directory named apache_logs.</text:span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0"><text:soft-page-break/><text:span text:style-name="Strong_20_Emphasis"><text:span text:style-name="T6"/></text:span></text:p>
      <text:p text:style-name="P20"><text:span text:style-name="Strong_20_Emphasis"><text:span text:style-name="T6">48. What is PPID?</text:span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21"><text:span text:style-name="Strong_20_Emphasis"><text:span text:style-name="T9">49. How to print script name inside the script?</text:span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9">50. What is SHEBANG chanrecter and its purpose?</text:span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8:27:18.544861748</meta:creation-date>
    <dc:date>2017-03-21T18:48:53.572648646</dc:date>
    <meta:editing-duration>PT46M1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6" meta:paragraph-count="50" meta:word-count="503" meta:character-count="2769" meta:non-whitespace-character-count="2313"/>
  </office:meta>
</office:document-meta>
</file>